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a36" officeooo:paragraph-rsid="00064a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18:44:51.889517606</meta:creation-date>
    <dc:date>2022-12-16T18:46:37.960737862</dc:date>
    <meta:editing-duration>PT1M50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6.4.7.2$Linux_X86_64 LibreOffice_project/40$Build-2</meta:generator>
  </office:meta>
</office:document-meta>
</file>